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ire « mechant »</text:p>
      <text:p text:style-name="P1"/>
      <text:p text:style-name="P2">le mechant ,|moi|, un jour, au detour d'un chemin est attiré par une bruit et une lumiere etrange, s'approchant, il decouvre |un vortex| dans lequel il est aspiré. Quand il se reveille, il realise en voyant le |un vortex| derriere lui (tuto deplacement) et se retrouvant face a |une des races, un dragon, autre creature, paysage inconnu dans notre monde|. Effrayé, il hurle ; une fois calmé, il decide de se promener un peu dans ce monde qui lui est totallement inonnu, pour en connaître un peu plus. Quand il arrive en face d'une creature hostile et etrange que il arrive tant bien que mal a vaincre (tuto combat), il realise donc 2 choses : </text:p>
      <text:p text:style-name="P2">1- il lui faut etre plus puissant pour pouvoir continuer à decouvrir ce monde qui semble etre assez epic, decouvrir les secrets et le focntionnement de ce monde, le parcourir et sans doute plus encore.</text:p>
      <text:p text:style-name="P2">2- il est possible qu'etre seul a ses debut peut freiner le develloppement de sa puissance, ainsi peut etre devrait-il demander à quelques personnes de l'acompagner dans ce nouveau monde, qui semble etre un monde parrallele et en apprendre plus.<text:line-break/>Une fois qu'il a une puissance suffisante pour continuer seul, il delaisse son equipe et decide de faire cavalier seul pour poursuivre sa quete de pouvoir et d'exploration de ce monde, auquel il commence a s'attacher de plus en plus sans vouoir delaisser son monde d'origine. </text:p>
      <text:p text:style-name="P2">Au cours de son exploration et de sa quete de connaissance, il fait la rencontre Dieu et du Diable (qui dans ce monde sont un groupe de Dragons). Au contact de ses Dragons et en echanges de quelques services, il apprend l'histoire de ce monde, l'origine de presque toutes choses de ce monde, et il apprend a maitriser la magie et reveille une partie d'un potentiel caché, qui est present dans chaque etre mais n'est pas utilisé, car ils ne savent pas comment faire pour y accerder, l'utiliser et la maistriser. </text:p>
      <text:p text:style-name="P2">Il apprend aussi que ce monde et son monde d'origine, meme qui ils sont séparés et differents, sont similaires et reliés en certains points. Il apprend nottemmant qu'il existe des armures qui ameliorent les capacités, une par element, que d'un monde à l'autre, un individu a 1 ou plusieurs alter egaux de toutes sortes, qui sont des etres qui ont le meme essence que lui et avec qui ils partagent leur âme; et que des etres de classe moyenne pevent acquerir la puissance d'un dragon dont la majorité font partie de la classe superieurs quand le reste sont de simple animaux ; pour cela il faut tuer et manger l'integralité, jusqu'à ce qu'il ne reste qu'un squelette et des ecailles, un dragon, s'appropriant ainsi sa puissance. Se contenter de manger un morceau de dragon ne fait qu'augmenter temporairement les capacités d'un individu. </text:p>
      <text:p text:style-name="P2">Neanmoins, manger un dragon de chaque les elements (lumiere et tenebres exclus) offre a l'individu une grande puissance et lui permet de, au moment ou il le desir, se transformer en un etre plus puissant, cette forme est appelée forme |race-dragon|, developpant, sur les inndividus qui n'en ont pas, une paire d'ailes semblable a celle d'un dragon. De plus, manger un dragon des tenebres offre le forme du |demon-dragon, dragon-demon|, plus puissante que la precedente . Pareillement ingerer un dragon de lumiere offre a l'indivdu qui l'ingere une nouvelle forme : le |dieu-dragon, dragon-divin|, plus puissante que la precedente. Enfin, le fait avoir ingerer un dragons de chaque element augmente la puissance de façon considerale les capacités de l'individu, et fait apparaître une derniere transformation, plus puissante que toutes les autres reunies : le |dragon nephalem, draphalem, nedralem|.</text:p>
      <text:p text:style-name="P2">Cette derniere transformation fait de l'individu un etre superieur, une nouvelle race fertile avec les autres, et engendrant des individus de cette nouvelle race, reconnaissable, qaund il n'ont pas leur forme de |race-dragon| par des pupilles d'yeux pareilles a celles des dragons et de petites ecailles presente sur tout le corps ; a chacune de ses transformation est associée une forme draconnique dans laquelle l'individu a l'apparence d'un dragon. Decouvrant que ses alter egaux sont des dragons, un pour chaque element (feu, eau, electricité, vent, terre, lumiere, tenebres, glace) et |le heros| ; ne se preocupant pas de ce dernier, il se mis en quete de ses alters egaux dragons dans le but de les tuer tous et de les manger tous. Combattant avec acharnement, il ne parvient pas a tuer ne serai-ce qu'un seul de ses alters egaux, <text:soft-page-break/>qui sont de tres puissant dragons, de plus, (les Dragons de lui ayant pas tout dit), quand ils sont proches les uns des autres, les alters egaux deviennent plus puissants. Se rendant compte de son impuissance face a un tel monstre, il se souvint des armures dont les Dragons lui parlerent parti donc a leur recherche, mais avant il devait en savoir plus concernant ses armures et les Dragons refusaient d'en parler d'avantage. </text:p>
      <text:p text:style-name="P2">Il decouvrit ainsi que les armures sont liées a leur porteur, plus precisement a l'ame de son porteur, ainsi ses armure ne peuvent etre empruntées, de plus il ne peut exister 2 armures du meme element. À la mort de son porteur, l'armure « meurt » egalement : il ne reste qu'un morceau tout les autres sont detruits ou renvoyés la où ils furent pris. À ce moment |1-2| armures etai|en|t alors sans porteur. Il reessaie donc avec une de ses armures, il ne parvient a tuer qu'un de ses alter egaux, apres l'avoir mangé, il realise que l'augmentation de puissance n'est pas celle a laquelle il s'attendait, elle est plus puissante.</text:p>
      <text:p text:style-name="P2">Apres une noucelle entrevue avec les Dragons, il apprend que cette augmention peu habituelle etait due au fait que ce dragon etait un de ses alters-egaux, et, devant retourner dans son monde pour regler quelques problemes, il prend une decision : fusionner les 2 mondes pour plusieurs raisons : </text:p>
      <text:p text:style-name="P2">1- il est devenu tres attaché a ses 2 mondes et ne veut en delaisser aucun ;</text:p>
      <text:p text:style-name="P2">2- selon lui, ces <text:s/>mondes sont incmplets, et un de ses monde peut sans doute completer l'autre .</text:p>
      <text:p text:style-name="P2">Se renseignant concerant son nouvel objectif, il apprit que meme la seule puissance d'un |dragon-nephalem| etait insuffisante, il lui faut encore augmenter sa puissance, et il n'existe qu'un seul moyen pour cela : augmenter la puissance du |dragon-nephalem| grace aux |armure fusionnées|.</text:p>
      <text:p text:style-name="P2">Il repartit donc de nouveau en quee de puissance, avec comme objectifs : </text:p>
      <text:p text:style-name="P2">1- trouver d'autres armures et les fusioner</text:p>
      <text:p text:style-name="P2">2- tuer et manger le reste de ses alters-egaux (les dragons de lumieres et tenebres etant les plus puissants)</text:p>
      <text:p text:style-name="P2">3- fusionner les 2 mondes.</text:p>
      <text:p text:style-name="P2">Apres avoir forgé toutes les armure sans porteur, il les fusionne et se met en quete des porteur d'armures qu'il tue les uns apres les autres (faisant ainsi sa premiere rencontre avec |le heros|).</text:p>
      <text:p text:style-name="P2">Une fois tout les porteurs morts, il se met en quete des autres armures, malheureusement |le heros| apres sa rencontre s'est lui aussi mis a la recherche des armures, et reussi a en reunir 2 et demi, le nombre exacte d'armures que |moi| possede ; car étants alters-egaux, il partagent une armure qui s'est séparée en 2 et est presente sur chacune des 2 armures.</text:p>
      <text:p text:style-name="P2">Toujours en quete de puissance, |moi| chassait donc en parrallele les alters-egaux et parvint a en tuer et manger 2 autres. </text:p>
      <text:p text:style-name="P2">Au terme du 3me |repas draconnique| (4 dragons mangés en tout), |moi| me retrouve face au |heros|, s'en suit donc un combat à mort aucours duquel |moi| parvient a recuperer et revetir l'armure de |héros| avant que on corps ne disparaisse de façon inexpliquée .</text:p>
      <text:p text:style-name="P2">Trop absorbé par ses objectif, |moi| ne cherche pas a savoir pour quelles raison le corps a disparu , et fusionne donc les armures avant de se confronter à ses ultimes alters-egaux, les vainre et les manger ; pour ensuite fusionner les 2 mondes.</text:p>
      <text:p text:style-name="P2">Il lui reste donc a maitriser cette nouvelle forme toute puissante et d'en tester les capacités; pour cela il decide de semmer un brin de destruction dans son monde d'origine pour tester sa puissance et la comprarer a celles des armes de ce monde (qui sont impuissantes face a lui). Il decide de les mesurer a la puissance d'un dragon de la classe animale (les moins puissants) et se rend alors compte que les armes de ce monde sont impuissantes meme face a lui. Realisant l'impuissance de ces armes face aux creatures meme les moins puissantes, il se met en quete du moyen pour fusioner les 2 mondes ; |moi| explore alors le monde en quete (au cours de ce voyage, il fait quelques « rencontres » qu'il decide d'ignorer pour le moment). Apres avoir reuni assez d'information, il contacte le Dragons (ayant la flemme de se deplacer) pour leur exposer ses theories et possiblement en confirmer au moins une, ce qui s'avere etre concluant, il leur demande ainsi leur approbation, il l'obtient, car les Dragons n'ont que <text:soft-page-break/>faire de la fusion avec un autre monde etant donné que cet evenement n'altererait que benefiquement ou pas du tout leur puissance ou exsistence.</text:p>
      <text:p text:style-name="P2">Il commence donc son entreprise de fusion des mondes. Pour dela il lui faut alterer le |vortex| en lui donnant une grande quantité d'energie pour l'agrandir et augmenter sa capacité d'absorption, lui permettant ainsi d'absorber un des 2 monde le faisant ainsi fusionner avec le second.</text:p>
      <text:p text:style-name="P2">Par amusement,et pour passer le temps, il decide de mediatiser son entreprise dans son monde d'origine pour voir si et comment les autorités essaieraient de l'arreter (sachant pertinnement qu'elles ne reussiraient pas et que dans cette configuration, toute dégat que reçoit le |vortex| serait absorbé et accellererait le procesus de fusion des mondes).</text:p>
      <text:p text:style-name="P2">Ce nouveau monde change les personnes de son monde d'origine en fonction de leur personnalité en individus d'autres races ; les journées sont ralongées ainsi que le potentiel actif et passif d'un individu.</text:p>
      <text:p text:style-name="P2"/>
      <text:p text:style-name="P2">|Une fois les monde reunifiée, le nouveau monde cree fut en proie à un chaos sans nom du fait des nombreux changements apportés. |moi| epuisé par la fusion tomba dans un long sommeil, assez long pour qu'a son reveil, il decouvre un monde plongé dans de nombreux conflits auxquels il decide de mettre fin. Il s'y affera donc pendant les durant l'année qui suivit (dans ce monde nouvellement formé, les journées sont plus longue et il y a plus de jour dans une année, elle ne fait plus ni 365,25 jour ni [nb_jour epic world] mais 365+(3/4)X[nb_jour epic world]), usant de puissance brute , de ruse et faisant preveu d'une grande créativité et d'une grande intelligence, il parvint a instaurer une forme d'ordre et d'harmonie au sein de ce nouveau mon naissant (semblable a celui present dans les deux monde avant la fusion), et marqua le jour de la fusion des mondes comme le jour 0 de l'an 0 de ce nouveau mo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5:04:35</meta:creation-date>
    <dc:date>2014-07-06T15:51:41</dc:date>
    <meta:editing-duration>PT11H58M43S</meta:editing-duration>
    <meta:editing-cycles>4</meta:editing-cycles>
    <meta:generator>LibreOffice/3.5$Linux_x86 LibreOffice_project/350m1$Build-2</meta:generator>
    <meta:document-statistic meta:table-count="0" meta:image-count="0" meta:object-count="0" meta:page-count="3" meta:paragraph-count="27" meta:word-count="1811" meta:character-count="10630" meta:non-whitespace-character-count="8837"/>
  </office:meta>
</office:document-meta>
</file>